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9-0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1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5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49090909091" calcext:value-type="float">
            <text:p>6.9064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65710344828" calcext:value-type="float">
            <text:p>7.08365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78472" calcext:value-type="float">
            <text:p>7.05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82344827586" calcext:value-type="float">
            <text:p>7.00882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36468965517" calcext:value-type="float">
            <text:p>6.96436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39816" calcext:value-type="float">
            <text:p>6.91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22537931034" calcext:value-type="float">
            <text:p>6.84822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2968" calcext:value-type="float">
            <text:p>6.7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39875862069" calcext:value-type="float">
            <text:p>6.80339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957655172414" calcext:value-type="float">
            <text:p>6.85957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98482758621" calcext:value-type="float">
            <text:p>6.8679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331509677419" calcext:value-type="float">
            <text:p>6.933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18784" calcext:value-type="float">
            <text:p>6.9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7176" calcext:value-type="float">
            <text:p>6.9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11696" calcext:value-type="float">
            <text:p>7.02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39303225807" calcext:value-type="float">
            <text:p>7.0283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68335483871" calcext:value-type="float">
            <text:p>7.0406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90308" calcext:value-type="float">
            <text:p>7.079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46592" calcext:value-type="float">
            <text:p>7.20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976" calcext:value-type="float">
            <text:p>7.3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02895483871" calcext:value-type="float">
            <text:p>7.380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852514285714" calcext:value-type="float">
            <text:p>7.3585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36129032258" calcext:value-type="float">
            <text:p>7.364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694124137931" calcext:value-type="float">
            <text:p>7.34694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09703225806" calcext:value-type="float">
            <text:p>7.3270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9272" calcext:value-type="float">
            <text:p>7.31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75122580645" calcext:value-type="float">
            <text:p>7.2887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78425806452" calcext:value-type="float">
            <text:p>7.2457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6612" calcext:value-type="float">
            <text:p>7.22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97058064516" calcext:value-type="float">
            <text:p>7.1879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0806" calcext:value-type="float">
            <text:p>7.210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81496774194" calcext:value-type="float">
            <text:p>7.2088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38142857143" calcext:value-type="float">
            <text:p>7.1883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591741935484" calcext:value-type="float">
            <text:p>7.155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8696" calcext:value-type="float">
            <text:p>7.0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00368" calcext:value-type="float">
            <text:p>7.0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26064516129" calcext:value-type="float">
            <text:p>6.989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97548" calcext:value-type="float">
            <text:p>7.029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13109677419" calcext:value-type="float">
            <text:p>6.9851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67251612903" calcext:value-type="float">
            <text:p>6.9416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8612" calcext:value-type="float">
            <text:p>6.91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5984516129" calcext:value-type="float">
            <text:p>6.963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06184" calcext:value-type="float">
            <text:p>7.03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33806451613" calcext:value-type="float">
            <text:p>7.0433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28328571429" calcext:value-type="float">
            <text:p>7.05628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81290322581" calcext:value-type="float">
            <text:p>7.0448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02980645161" calcext:value-type="float">
            <text:p>7.0350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93052" calcext:value-type="float">
            <text:p>7.03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91470967742" calcext:value-type="float">
            <text:p>7.0359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5188" calcext:value-type="float">
            <text:p>7.046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795922580645" calcext:value-type="float">
            <text:p>7.0479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04309677419" calcext:value-type="float">
            <text:p>7.0430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6728" calcext:value-type="float">
            <text:p>7.00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75109677419" calcext:value-type="float">
            <text:p>6.9927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30264" calcext:value-type="float">
            <text:p>6.9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97524" calcext:value-type="float">
            <text:p>6.95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21765517241" calcext:value-type="float">
            <text:p>6.95721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2216" calcext:value-type="float">
            <text:p>6.92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12658064516" calcext:value-type="float">
            <text:p>6.9121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03392" calcext:value-type="float">
            <text:p>6.93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11032258065" calcext:value-type="float">
            <text:p>6.9541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34888" calcext:value-type="float">
            <text:p>6.93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028" calcext:value-type="float">
            <text:p>6.95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60464516129" calcext:value-type="float">
            <text:p>7.0746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6544" calcext:value-type="float">
            <text:p>7.0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72670967742" calcext:value-type="float">
            <text:p>7.0557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0832" calcext:value-type="float">
            <text:p>7.04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01651612903" calcext:value-type="float">
            <text:p>7.0270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3636" calcext:value-type="float">
            <text:p>6.9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68464516129" calcext:value-type="float">
            <text:p>6.9526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717213793104" calcext:value-type="float">
            <text:p>6.98717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06942857143" calcext:value-type="float">
            <text:p>6.97806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79572413793" calcext:value-type="float">
            <text:p>6.95779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189511111111" calcext:value-type="float">
            <text:p>6.92189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26510344828" calcext:value-type="float">
            <text:p>6.99526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598565517241" calcext:value-type="float">
            <text:p>7.00598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80204137931" calcext:value-type="float">
            <text:p>7.46802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563585714286" calcext:value-type="float">
            <text:p>7.64563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80937931035" calcext:value-type="float">
            <text:p>7.71080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45408" calcext:value-type="float">
            <text:p>7.65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2672" calcext:value-type="float">
            <text:p>7.2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54" meta:object-count="0"/>
    <meta:user-defined meta:name="AppVersion">3.0</meta:user-defined>
  </office:meta>
</office:document-meta>
</file>